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909cm" table:align="right"/>
    </style:style>
    <style:style style:name="Tabelle1.A" style:family="table-column">
      <style:table-column-properties style:column-width="8.394cm"/>
    </style:style>
    <style:style style:name="Tabelle1.B" style:family="table-column">
      <style:table-column-properties style:column-width="8.51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officeooo:rsid="0017915b" officeooo:paragraph-rsid="0017915b"/>
    </style:style>
    <style:style style:name="P3" style:family="paragraph" style:parent-style-name="Text_20_body">
      <style:text-properties style:font-name="Arial" fo:font-weight="bold" officeooo:rsid="0017915b" officeooo:paragraph-rsid="0017915b" style:font-weight-asian="bold" style:font-weight-complex="bold"/>
    </style:style>
    <style:style style:name="T1" style:family="text">
      <style:text-properties officeooo:rsid="0017915b"/>
    </style:style>
    <style:style style:name="T2" style:family="text">
      <style:text-properties officeooo:rsid="0018fe1c"/>
    </style:style>
    <style:style style:name="T3" style:family="text">
      <style:text-properties officeooo:rsid="001c1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ystem Contract: RäumeSpeichern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Operation:</text:p>
          </table:table-cell>
          <table:table-cell table:style-name="Tabelle1.B1" office:value-type="string">
            <text:p text:style-name="P2">RäumeSpeichern</text:p>
          </table:table-cell>
        </table:table-row>
        <table:table-row>
          <table:table-cell table:style-name="Tabelle1.A2" office:value-type="string">
            <text:p text:style-name="P2">Cross References:</text:p>
          </table:table-cell>
          <table:table-cell table:style-name="Tabelle1.B2" office:value-type="string">
            <text:p text:style-name="P1">- <text:span text:style-name="T1">UC0: Räume verwalten</text:span></text:p>
          </table:table-cell>
        </table:table-row>
        <table:table-row>
          <table:table-cell table:style-name="Tabelle1.A2" office:value-type="string">
            <text:p text:style-name="P2">Preconditions:</text:p>
          </table:table-cell>
          <table:table-cell table:style-name="Tabelle1.B2" office:value-type="string">
            <text:p text:style-name="P1">- <text:span text:style-name="T1">UC2: Nutzer ist angemeldet</text:span></text:p>
          </table:table-cell>
        </table:table-row>
        <table:table-row>
          <table:table-cell table:style-name="Tabelle1.A2" office:value-type="string">
            <text:p text:style-name="P2">Postconditions:</text:p>
          </table:table-cell>
          <table:table-cell table:style-name="Tabelle1.B2" office:value-type="string">
            <text:p text:style-name="P2">Für alle hinzugefügten Räume ist eine Instanz von Raum angelegt <text:span text:style-name="T2">und der Raumliste hinzugefügt worden</text:span>, den Attributen Raumart und Raumname wurden jeweils Werte zugewiesen. Für entfernte Räume wurden die entsprechenden Rauminstanzen gelöscht. <text:span text:style-name="T3">Die dem Raum zugeordneten Putzaufgaben wurden gelöscht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4:32:52.514501195</meta:creation-date>
    <dc:date>2018-05-06T22:28:51.178621645</dc:date>
    <meta:editing-duration>PT4M38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9" meta:word-count="57" meta:character-count="447" meta:non-whitespace-character-count="399"/>
  </office:meta>
</office:document-meta>
</file>